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0537"/>
    </style:style>
    <style:style style:name="P2" style:family="paragraph" style:parent-style-name="Text_20_body">
      <style:text-properties officeooo:paragraph-rsid="00010537"/>
    </style:style>
    <style:style style:name="P3" style:family="paragraph" style:parent-style-name="Heading_20_4">
      <style:text-properties officeooo:paragraph-rsid="00010537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officeooo:paragraph-rsid="00080839"/>
    </style:style>
    <style:style style:name="P7" style:family="paragraph" style:parent-style-name="Text_20_body">
      <style:text-properties officeooo:paragraph-rsid="000f7bfd"/>
    </style:style>
    <style:style style:name="P8" style:family="paragraph" style:parent-style-name="Text_20_body">
      <style:text-properties officeooo:paragraph-rsid="0010efc0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10537"/>
    </style:style>
    <style:style style:name="T2" style:family="text">
      <style:text-properties fo:font-size="14pt" fo:font-style="normal" officeooo:rsid="00080839" style:font-size-asian="14pt" style:font-style-asian="normal" style:font-size-complex="14pt" style:font-style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023f7b" style:font-size-asian="18pt" style:font-size-complex="18pt"/>
    </style:style>
    <style:style style:name="T5" style:family="text">
      <style:text-properties fo:font-style="normal" officeooo:rsid="00091737" style:font-style-asian="normal" style:font-style-complex="normal"/>
    </style:style>
    <style:style style:name="T6" style:family="text">
      <style:text-properties fo:font-style="normal" officeooo:rsid="000cbeaf" style:font-style-asian="normal" style:font-style-complex="normal"/>
    </style:style>
    <style:style style:name="T7" style:family="text">
      <style:text-properties fo:font-style="normal" officeooo:rsid="000d20b1" style:font-style-asian="normal" style:font-style-complex="normal"/>
    </style:style>
    <style:style style:name="T8" style:family="text">
      <style:text-properties fo:font-style="normal" officeooo:rsid="000ecaf8" style:font-style-asian="normal" style:font-style-complex="normal"/>
    </style:style>
    <style:style style:name="T9" style:family="text">
      <style:text-properties fo:font-style="normal" officeooo:rsid="000f7bfd" style:font-style-asian="normal" style:font-style-complex="normal"/>
    </style:style>
    <style:style style:name="T10" style:family="text">
      <style:text-properties fo:font-style="normal" officeooo:rsid="0010efc0" style:font-style-asian="normal" style:font-style-complex="normal"/>
    </style:style>
    <style:style style:name="T11" style:family="text">
      <style:text-properties fo:font-style="normal" officeooo:rsid="0011fb2c" style:font-style-asian="normal" style:font-style-complex="normal"/>
    </style:style>
    <style:style style:name="T12" style:family="text">
      <style:text-properties officeooo:rsid="0008083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Emphasis"><text:span text:style-name="T3">Finfin Webbdesign </text:span></text:span><text:span text:style-name="Emphasis"><text:span text:style-name="T4">grupp 4</text:span></text:span></text:p>
      <text:p text:style-name="P1"><text:span text:style-name="Emphasis"><text:span text:style-name="T1">Lukas, Martin, Mattias, Mel, Kristoffer</text:span></text:span></text:p>
      <text:p text:style-name="P1"><text:span text:style-name="Emphasis"/></text:p>
      <text:h text:style-name="P3" text:outline-level="4"><text:span text:style-name="Emphasis">Mål</text:span></text:h>
      <text:list xml:id="list375849049" text:style-name="L1">
        <text:list-item>
          <text:p text:style-name="P9">Skapar en snygg responsiv sajt med följande sidor: </text:p>
          <text:list>
            <text:list-item>
              <text:p text:style-name="P9">En startsida med länkar till olika versioner av Breakout online </text:p>
            </text:list-item>
            <text:list-item>
              <text:p text:style-name="P9">En sida med historiken kring Breakout – lättläst och något kortare än Wikipedias artikel. </text:p>
            </text:list-item>
            <text:list-item>
              <text:p text:style-name="P9">Själva spelet. </text:p>
            </text:list-item>
            <text:list-item>
              <text:p text:style-name="P4">En high-score lista (10 högsta poäng). </text:p>
            </text:list-item>
          </text:list>
        </text:list-item>
      </text:list>
      <text:p text:style-name="P2"><text:span text:style-name="Emphasis">Ni har dock i uppgift att förbättra den grafiska designen även på själva spelet så att de blir roligare färg- och formmässigt. </text:span></text:p>
      <text:list xml:id="list209579144" text:style-name="L2">
        <text:list-item>
          <text:p text:style-name="P5">Ni ska även tänka över hur själva spelet kan anpassas med rätt SCSS så att det fungerar väl på olika skärmstorlekar. </text:p>
        </text:list-item>
        <text:list-item>
          <text:p text:style-name="P5"><text:span text:style-name="Emphasis">Hela sajten ska finnas i en engelsk och en svensk version. All text ska hämtas från en JSON-fil och det ska gå att byta språk genom att klicka på en språk-flagga.</text:span></text:p>
        </text:list-item>
      </text:list>
      <text:p text:style-name="Text_20_body"><text:span text:style-name="Emphasis"/></text:p>
      <text:p text:style-name="P6"><text:span text:style-name="Emphasis"><text:span text:style-name="T2">User stories</text:span></text:span></text:p>
      <text:p text:style-name="P6"><text:span text:style-name="Emphasis"><text:span text:style-name="T12">As a &lt;...&gt; I would like to &lt;...&gt; So that &lt;...&gt;</text:span></text:span></text:p>
      <text:p text:style-name="Text_20_body"><text:span text:style-name="Emphasis"><text:span text:style-name="T5"/></text:span></text:p>
      <text:p text:style-name="Text_20_body"><text:span text:style-name="Emphasis"><text:span text:style-name="T5">1. Som </text:span></text:span><text:span text:style-name="Emphasis"><text:span text:style-name="T10">A</text:span></text:span><text:span text:style-name="Emphasis"><text:span text:style-name="T5">nvändare vill jag kunna och byta språk mellan svenska och engelska</text:span></text:span><text:span text:style-name="Emphasis"><text:span text:style-name="T6"> </text:span></text:span><text:span text:style-name="Emphasis"><text:span text:style-name="T5">för att kunna förstå sidans in</text:span></text:span><text:span text:style-name="Emphasis"><text:span text:style-name="T11">n</text:span></text:span><text:span text:style-name="Emphasis"><text:span text:style-name="T5">ehåll.</text:span></text:span></text:p>
      <text:p text:style-name="Text_20_body"><text:span text:style-name="Emphasis"><text:span text:style-name="T5">2. Som </text:span></text:span><text:span text:style-name="Emphasis"><text:span text:style-name="T10">A</text:span></text:span><text:span text:style-name="Emphasis"><text:span text:style-name="T5">nvändare vill jag kunna se vem som ligger på ledarlistan och deras poäng för att veta hur många poäng jag ska få för att komma med på listan.</text:span></text:span></text:p>
      <text:p text:style-name="Text_20_body"><text:span text:style-name="Emphasis"><text:span text:style-name="T5">3. Som </text:span></text:span><text:span text:style-name="Emphasis"><text:span text:style-name="T10">A</text:span></text:span><text:span text:style-name="Emphasis"><text:span text:style-name="T8">nvändare</text:span></text:span><text:span text:style-name="Emphasis"><text:span text:style-name="T5"> vill jag öka svårighetsgraden gradvis för att få en utmaning.</text:span></text:span></text:p>
      <text:p text:style-name="Text_20_body"><text:span text:style-name="Emphasis"><text:span text:style-name="T5">4. Som </text:span></text:span><text:span text:style-name="Emphasis"><text:span text:style-name="T10">K</text:span></text:span><text:span text:style-name="Emphasis"><text:span text:style-name="T5">und vill jag ha sidan så S</text:span></text:span><text:span text:style-name="Emphasis"><text:span text:style-name="T7">E</text:span></text:span><text:span text:style-name="Emphasis"><text:span text:style-name="T5">O anpassad som möjligt för att jag ska få så mycket trafik som möjligt.</text:span></text:span></text:p>
      <text:p text:style-name="Text_20_body"><text:span text:style-name="Emphasis"><text:span text:style-name="T5">5. <text:s/></text:span></text:span><text:span text:style-name="Emphasis"><text:span text:style-name="T9">Som </text:span></text:span><text:span text:style-name="Emphasis"><text:span text:style-name="T8">Anv</text:span></text:span><text:span text:style-name="Emphasis"><text:span text:style-name="T9">ändare</text:span></text:span><text:span text:style-name="Emphasis"><text:span text:style-name="T8"> vill jag ha ett specifikt utseende för att bli påmind om retrospel</text:span></text:span></text:p>
      <text:p text:style-name="P8"><text:span text:style-name="Emphasis"><text:span text:style-name="T6">6.</text:span></text:span><text:span text:style-name="Emphasis"><text:span text:style-name="T5"> </text:span></text:span><text:span text:style-name="Emphasis"><text:span text:style-name="T10">Som Användare vill jag lätt kunna navigera menyn så tid inte slösas på att hitta vad jag vill</text:span></text:span></text:p>
      <text:p text:style-name="P7"><text:span text:style-name="Emphasis"><text:span text:style-name="T6">7. </text:span></text:span><text:span text:style-name="Emphasis"><text:span text:style-name="T5"><text:s/></text:span></text:span><text:span text:style-name="Emphasis"><text:span text:style-name="T9">Som </text:span></text:span><text:span text:style-name="Emphasis"><text:span text:style-name="T10">A</text:span></text:span><text:span text:style-name="Emphasis"><text:span text:style-name="T9">nvändare vill jag kunna prova olika externa versioner av Breakout på startsidan</text:span></text:span><text:span text:style-name="Emphasis"><text:span text:style-name="T5">.</text:span></text:span></text:p>
      <text:p text:style-name="P8"><text:span text:style-name="Emphasis"><text:span text:style-name="T6">8.</text:span></text:span><text:span text:style-name="Emphasis"><text:span text:style-name="T5"> </text:span></text:span><text:span text:style-name="Emphasis"><text:span text:style-name="T10">Som Användare vill jag ha instruktioner för att enkelt förstå hur spelet fungerar så jag vet hur jag ska göra.</text:span></text:span></text:p>
      <text:p text:style-name="P8"><text:span text:style-name="Emphasis"><text:span text:style-name="T6">9. </text:span></text:span><text:span text:style-name="Emphasis"><text:span text:style-name="T10">Som Användare vill jag kunna läsa kortfattad historik om spelet för att få mer kunskap.</text:span></text:span></text:p>
      <text:p text:style-name="P8"><text:soft-page-break/><text:span text:style-name="Emphasis"><text:span text:style-name="T6">10. </text:span></text:span><text:span text:style-name="Emphasis"><text:span text:style-name="T5">Som användare vill jag att spelet ska anpassa sig efter skärmstorleken för att kunna se bättre på större och mindre skärmar.</text:span></text:span></text:p>
      <text:p text:style-name="Text_20_body"><text:span text:style-name="Emphasis"><text:span text:style-name="T5"/></text:span></text:p>
      <text:p text:style-name="Text_20_body"><text:span text:style-name="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0-15T13:11:58.090000000</dc:date>
    <meta:editing-duration>PT1H58M</meta:editing-duration>
    <meta:editing-cycles>14</meta:editing-cycles>
    <meta:document-statistic meta:table-count="0" meta:image-count="0" meta:object-count="0" meta:page-count="2" meta:paragraph-count="23" meta:word-count="334" meta:character-count="1846" meta:non-whitespace-character-count="1532"/>
  </office:meta>
</office:document-meta>
</file>